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00404d" officeooo:paragraph-rsid="0000404d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officeooo:rsid="0000404d" officeooo:paragraph-rsid="0000404d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paragraph-properties fo:margin-left="1.251cm" fo:margin-right="0cm" fo:text-align="justify" style:justify-single-word="false" fo:text-indent="-0.635cm" style:auto-text-indent="false"/>
      <style:text-properties fo:font-size="12pt" fo:font-style="normal" style:text-underline-style="none" officeooo:rsid="0000404d" officeooo:paragraph-rsid="0000404d" style:font-size-asian="12pt" style:font-style-asian="normal" style:font-size-complex="12pt" style:font-style-complex="normal"/>
    </style:style>
    <style:style style:name="P11" style:family="paragraph" style:list-style-name="L1">
      <style:paragraph-properties fo:margin-left="1.251cm" fo:margin-right="0cm" fo:text-indent="-0.635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 style:list-style-name="L1" style:master-page-name="">
      <style:paragraph-properties fo:margin-left="1.296cm" fo:margin-right="0cm" fo:text-align="justify" style:justify-single-word="false" fo:text-indent="0cm" style:auto-text-indent="false" style:page-number="auto"/>
      <style:text-properties fo:font-size="12pt" fo:font-style="normal" officeooo:rsid="0000404d" officeooo:paragraph-rsid="0000404d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fo:font-size="12pt" fo:font-style="normal" officeooo:rsid="0000404d" officeooo:paragraph-rsid="0000404d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fo:font-size="12pt" fo:font-style="normal" style:text-underline-style="none" officeooo:rsid="0000404d" officeooo:paragraph-rsid="0000404d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6" style:family="paragraph" style:parent-style-name="Standard" style:list-style-name="L1">
      <style:paragraph-properties fo:margin-left="1.251cm" fo:margin-right="0cm" fo:text-align="justify" style:justify-single-word="false" fo:text-indent="-0.026cm" style:auto-text-indent="false"/>
      <style:text-properties fo:font-size="12pt" fo:font-style="normal" officeooo:rsid="0000404d" officeooo:paragraph-rsid="0000404d" style:font-size-asian="12pt" style:font-style-asian="normal" style:font-size-complex="12pt" style:font-style-complex="normal"/>
    </style:style>
    <style:style style:name="P17" style:family="paragraph" style:parent-style-name="Standard" style:list-style-name="L1" style:master-page-name="">
      <style:paragraph-properties fo:margin-left="1.251cm" fo:margin-right="0cm" fo:text-align="justify" style:justify-single-word="false" fo:text-indent="-0.026cm" style:auto-text-indent="false" style:page-number="auto"/>
      <style:text-properties fo:font-size="12pt" fo:font-style="normal" officeooo:rsid="0000404d" officeooo:paragraph-rsid="0000404d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20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21" style:family="paragraph" style:parent-style-name="Standard" style:list-style-name="L1" style:master-page-name="">
      <style:paragraph-properties fo:margin-left="2.501cm" fo:margin-right="0cm" fo:text-align="justify" style:justify-single-word="false" fo:text-indent="0cm" style:auto-text-indent="false" style:page-number="auto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officeooo:rsid="0000404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00404d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0404d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</text:p>
      <text:p text:style-name="P1"/>
      <text:p text:style-name="P3">I – Introduction</text:p>
      <text:list xml:id="list4313996187073195306" text:style-name="L1">
        <text:list-header>
          <text:p text:style-name="P6"/>
          <text:p text:style-name="P8"><text:span text:style-name="T3">II - Présentation</text:span> du projet</text:p>
          <text:p text:style-name="P10">1 – Charte de projet</text:p>
          <text:p text:style-name="P21">- Contexte</text:p>
          <text:p text:style-name="P20">- Enjeu</text:p>
          <text:p text:style-name="P20">- Objectif</text:p>
          <text:p text:style-name="P10">2 – Backlog</text:p>
          <text:p>3 – Planification du projet dans sa globalité en insistant sur le travail de 1A</text:p>
          <text:p>4 – Répartition des tâches et diagramme de Gantt</text:p>
          <text:p text:style-name="P7"><text:span text:style-name="T7"/></text:p>
          <text:p text:style-name="P9"><text:span text:style-name="T8">III – Modélisation du projet</text:span></text:p>
          <text:p text:style-name="P12"><text:span text:style-name="T8">1 - </text:span><text:span text:style-name="T7">Analyse</text:span></text:p>
          <text:p text:style-name="P13"><text:span text:style-name="T7">MCD, MLD, DCU, Dictionnaire des données <text:s text:c="2"/>&lt;== penser à commenter</text:span></text:p>
          <text:p text:style-name="P17"><text:span text:style-name="T7"/></text:p>
          <text:p text:style-name="P16"><text:span text:style-name="T7">2 – Choix des technologies</text:span></text:p>
          <text:p text:style-name="P13"><text:span text:style-name="T7">- logiciels (SGBD, langages de programmation, systèmes choisis (Androïd, embarqué ...)</text:span></text:p>
          <text:p text:style-name="P13"><text:span text:style-name="T7">- matériels</text:span></text:p>
          <text:p text:style-name="P13"><text:span text:style-name="T7">- techniques de programmation</text:span></text:p>
          <text:p text:style-name="P6"/>
          <text:p text:style-name="P8"><text:span text:style-name="T3">IV – Réalisation</text:span></text:p>
          <text:p text:style-name="P4">1 - Conception</text:p>
          <text:p text:style-name="P14">Modèle physique (si nécessaire)</text:p>
          <text:p text:style-name="P14">Diagrammes UML (diagramme de classe, diagramme de séquences, diagramme d'activités, diagramme de déploiement …) - Ne choisir que ceux qui sont pertinents pour votre application</text:p>
          <text:p text:style-name="P15">Maquette des différentes fenêtre</text:p>
          <text:p text:style-name="P15">SNI</text:p>
        </text:list-header>
      </text:list>
      <text:p text:style-name="P18">2 – Réalisation informatique</text:p>
      <text:p text:style-name="P19">Apprentissages réalisés afin d'appréhender les technologies utilisées</text:p>
      <text:p text:style-name="P19">Tests unitaires réalisés</text:p>
      <text:p text:style-name="P19">Réalisation effectuée</text:p>
      <text:p text:style-name="P5"/>
      <text:list xml:id="list153753169166026" text:continue-numbering="true" text:style-name="L1">
        <text:list-header>
          <text:p text:style-name="P8">IV – Etat de l'application et travail à venir</text:p>
        </text:list-header>
      </text:list>
      <text:p text:style-name="P5"/>
      <text:p text:style-name="P5">V – Conclusion</text:p>
      <text:p text:style-name="P5"/>
      <text:p text:style-name="P5">VI - Annex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7cm" fo:margin-right="1.97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6:49:23</meta:creation-date>
    <dc:date>2015-05-22T15:37:53.121000000</dc:date>
    <meta:editing-duration>PT12M51S</meta:editing-duration>
    <meta:editing-cycles>2</meta:editing-cycles>
    <meta:generator>LibreOffice/4.1.6.2$Windows_x86 LibreOffice_project/40ff705089295be5be0aae9b15123f687c05b0a</meta:generator>
    <meta:document-statistic meta:table-count="0" meta:image-count="0" meta:object-count="0" meta:page-count="1" meta:paragraph-count="30" meta:word-count="147" meta:character-count="973" meta:non-whitespace-character-count="842"/>
  </office:meta>
</office:document-meta>
</file>